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08cm" fo:break-before="auto" style:use-optimal-row-height="true"/>
    </style:style>
    <style:style style:name="ro10" style:family="table-row">
      <style:table-row-properties style:row-height="1.86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3.10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3.685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3.0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4.106cm" fo:break-before="auto" style:use-optimal-row-height="true"/>
    </style:style>
    <style:style style:name="ro25" style:family="table-row">
      <style:table-row-properties style:row-height="2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0">
            <text:p>10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">
            <text:p>12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4">
            <text:p>14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5">
            <text:p>15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6">
            <text:p>16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7">
            <text:p>17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8">
            <text:p>18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9">
            <text:p>19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0">
            <text:p>20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7">
            <text:p>27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8">
            <text:p>28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9">
            <text:p>29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1">
            <text:p>31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2">
            <text:p>32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3">
            <text:p>33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5">
            <text:p>3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6">
            <text:p>3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7">
            <text:p>3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8">
            <text:p>3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39">
            <text:p>3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1">
            <text:p>4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4">
            <text:p>4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6">
            <text:p>4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7">
            <text:p>4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8">
            <text:p>4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49">
            <text:p>4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0">
            <text:p>5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2">
            <text:p>5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3">
            <text:p>5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4">
            <text:p>5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5">
            <text:p>5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6">
            <text:p>5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7">
            <text:p>5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8">
            <text:p>5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9">
            <text:p>59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0">
            <text:p>60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3">
            <text:p>63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4">
            <text:p>64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5">
            <text:p>65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6">
            <text:p>66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1">
            <text:p>71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2">
            <text:p>72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4">
            <text:p>74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5">
            <text:p>75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6">
            <text:p>76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7">
            <text:p>77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8">
            <text:p>78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9">
            <text:p>79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0">
            <text:p>80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1">
            <text:p>81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2">
            <text:p>8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83">
            <text:p>8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84">
            <text:p>8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85">
            <text:p>8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87">
            <text:p>87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8">
            <text:p>88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1">
            <text:p>91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2">
            <text:p>92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4">
            <text:p>94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95">
            <text:p>95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7">
            <text:p>97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99">
            <text:p>99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0">
            <text:p>110</text:p>
          </table:table-cell>
          <table:table-cell table:style-name="ce3"/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1">
            <text:p>11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2">
            <text:p>11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15])+1" office:value-type="float" office:value="110">
            <text:p>110</text:p>
          </table:table-cell>
          <table:table-cell table:style-name="ce7" table:formula="of:=NOW()" office:value-type="date" office:date-value="2021-08-24T09:46:33.61">
            <text:p>0824 <text:s/>94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24T09:46:33.61">
            <text:p>2021/8/24 9:46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4T09:46:33.61">
            <text:p>0824 <text:s/>946</text:p>
          </table:table-cell>
          <table:table-cell table:style-name="ce7" table:formula="of:=NOW()" office:value-type="date" office:date-value="2021-08-24T09:46:33.61">
            <text:p>0824 <text:s/>946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24T09:46:33.61">
            <text:p>0824 <text:s/>94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#REF!:.A#REF!]);&quot;)&quot;)" office:value-type="float" office:value="0">
            <text:p>#REF!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1" office:value-type="string" table:number-columns-spanned="2" table:number-rows-spanned="1">
            <text:p>this / that / what? / who? / what is this? / what is that?</text:p>
          </table:table-cell>
          <table:covered-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1" office:value-type="string" table:number-columns-spanned="2" table:number-rows-spanned="1">
            <text:p>here / there / I go / I go there / you go / you go there</text:p>
          </table:table-cell>
          <table:covered-table-cell table:style-name="ce21" office:value-type="string">
            <text:p>here / there / I go / I go there / you go / you go there</text:p>
          </table:covered-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وعشرين من آب، الأسبوع الثالث، الشهر الثامن.</text:p>
          </table:table-cell>
          <table:table-cell table:style-name="ce22"/>
          <table:table-cell table:style-name="ce22" office:value-type="string">
            <text:p>it was saturday, the twenty-first of august, the third week, the eigh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يکم ماه مرداد، هفته سوم، ماه هشتم.</text:p>
          </table:table-cell>
          <table:table-cell table:style-name="ce22" office:value-type="string">
            <text:p>yekom[first</text:p>
          </table:table-cell>
          <table: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رجل يضرم النار في المسجد الأقصى. / الاسم الرجل هو روهان.</text:p>
          </table:table-cell>
          <table:table-cell table:style-name="ce22" office:value-type="string">
            <text:p>radhulu[man / ad^rama[set <text:s/>/ al'naar[fire / masdhidi[mosque / al'ism[name</text:p>
          </table:table-cell>
          <table: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1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1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 wysokości, sekwencja to, 1-2-4-5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 dmuchasz przez chwilę, zachowując kształt warg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ني وعشرين من آب، الأسبوع الثالث، الشهر الثامن.</text:p>
          </table:table-cell>
          <table:table-cell table:style-name="ce22"/>
          <table:table-cell table:style-name="ce22" office:value-type="string">
            <text:p>it was monday, the twenty-second of august, the third week, the eigh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1" office:value-type="string">
            <text:p>jaabaan / tawaqi'AAni[sign / muwaa'hadata[treaty / d^anma[annexation / qibali</text:p>
          </table:table-cell>
          <table:table-cell table:style-name="ce21" office:value-type="string">
            <text:p>japan and korea sign a treaty.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 office:value-type="date" office:date-value="2021-08-24T09:46:22">
            <text:p>0824</text:p>
          </table:table-cell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 table:number-rows-repeated="10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4T09:46:29.16">
            <text:p>0824 <text:s/>94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24T09:46:34.2">
            <text:p>0824 <text:s/>946</text:p>
          </table:table-cell>
          <table:table-cell table:style-name="ce7" table:formula="of:=NOW()" office:value-type="date" office:date-value="2021-08-24T09:46:34.2">
            <text:p>0824 <text:s/>94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24T09:46:34.2">
            <text:p>0824 <text:s/>94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08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4">2021/08/24</text:date>, <text:time>09:46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24T09:46:33.56</dc:date>
    <dc:creator>iwabuchi ken</dc:creator>
    <meta:editing-duration>P6DT11H42M21S</meta:editing-duration>
    <meta:editing-cycles>973</meta:editing-cycles>
    <meta:generator>OpenOffice/4.1.3$Win32 OpenOffice.org_project/413m1$Build-9783</meta:generator>
    <meta:document-statistic meta:table-count="2" meta:cell-count="946" meta:object-count="0"/>
  </office:meta>
</office:document-meta>
</file>